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3" svg:font-family="Arial" style:font-family-generic="swiss"/>
    <style:font-face style:name="Calibri" svg:font-family="Calibri" style:font-family-generic="swiss"/>
    <style:font-face style:name="Consolas1" svg:font-family="Consolas" style:font-family-generic="swiss" style:font-pitch="fixed"/>
    <style:font-face style:name="Arial" svg:font-family="Arial" style:font-family-generic="roman" style:font-pitch="variable"/>
    <style:font-face style:name="Consolas" svg:font-family="Consolas" style:font-family-generic="roman" style:font-pitch="variable"/>
    <style:font-face style:name="Arial1" svg:font-family="Arial" style:font-family-generic="swiss" style:font-pitch="variable"/>
    <style:font-face style:name="Arial2" svg:font-family="Arial" style:font-family-generic="system" style:font-pitch="variable"/>
    <style:font-face style:name="Consolas2" svg:font-family="Consola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margin-top="0in" fo:margin-bottom="0.139in" fo:line-height="115%" style:text-autospace="none"/>
    </style:style>
    <style:style style:name="P2" style:family="paragraph" style:parent-style-name="Standard">
      <style:paragraph-properties fo:margin-top="0in" fo:margin-bottom="0.139in" fo:line-height="115%" style:text-autospace="none"/>
      <style:text-properties style:use-window-font-color="true"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3" style:family="paragraph" style:parent-style-name="Standard" style:master-page-name="Standard">
      <style:paragraph-properties fo:text-align="center" style:justify-single-word="false" style:page-number="auto"/>
      <style:text-properties fo:font-size="12pt" fo:font-weight="bold" style:font-size-asian="12pt" style:font-weight-asian="bold" style:font-size-complex="12pt" style:font-weight-complex="bold"/>
    </style:style>
    <style:style style:name="P4"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5" style:family="paragraph" style:parent-style-name="Standard" style:list-style-name="">
      <style:paragraph-properties style:text-autospace="none"/>
    </style:style>
    <style:style style:name="P6" style:family="paragraph" style:parent-style-name="Standard" style:list-style-name="L4">
      <style:paragraph-properties fo:margin-top="0in" fo:margin-bottom="0.139in" fo:line-height="115%" style:text-autospace="none"/>
      <style:text-properties style:font-name="Calibri" fo:font-size="11pt" fo:language="ru" fo:country="RU" style:font-name-asian="Calibri" style:font-size-asian="11pt" style:font-name-complex="Calibri" style:font-size-complex="11pt"/>
    </style:style>
    <style:style style:name="P7" style:family="paragraph" style:parent-style-name="Standard" style:list-style-name="L4">
      <style:paragraph-properties fo:margin-top="0in" fo:margin-bottom="0.139in" fo:line-height="115%" style:text-autospace="none"/>
      <style:text-properties style:font-name="Calibri" fo:font-size="11pt" fo:language="en" fo:country="US" style:font-name-asian="Calibri" style:font-size-asian="11pt" style:font-name-complex="Calibri" style:font-size-complex="11pt"/>
    </style:style>
    <style:style style:name="P8" style:family="paragraph" style:parent-style-name="Standard">
      <style:paragraph-properties fo:margin-top="0in" fo:margin-bottom="0.139in" fo:line-height="115%" style:text-autospace="none"/>
    </style:style>
    <style:style style:name="P9" style:family="paragraph" style:parent-style-name="Standard">
      <style:paragraph-properties fo:margin-top="0in" fo:margin-bottom="0.139in" fo:line-height="115%" style:text-autospace="none"/>
      <style:text-properties fo:font-weight="bold" style:font-weight-asian="bold" style:font-weight-complex="bold"/>
    </style:style>
    <style:style style:name="P10" style:family="paragraph" style:parent-style-name="Standard" style:master-page-name="">
      <style:paragraph-properties fo:margin-left="0in" fo:margin-right="0.25in" fo:margin-top="0in" fo:margin-bottom="0.139in" fo:line-height="115%" fo:text-align="end" style:justify-single-word="false" fo:text-indent="0in" style:auto-text-indent="false" style:page-number="auto" style:text-autospace="none"/>
      <style:text-properties style:font-name="Calibri" fo:font-size="11pt" fo:language="en" fo:country="US" style:font-name-asian="Calibri" style:font-size-asian="11pt" style:font-name-complex="Calibri" style:font-size-complex="11pt"/>
    </style:style>
    <style:style style:name="P11" style:family="paragraph" style:parent-style-name="Standard" style:master-page-name="">
      <style:paragraph-properties fo:margin-left="0.3437in" fo:margin-right="0.25in" fo:margin-top="0in" fo:margin-bottom="0.139in" fo:line-height="115%" fo:text-align="justify" style:justify-single-word="false" fo:text-indent="0in" style:auto-text-indent="false" style:page-number="auto" style:text-autospace="none"/>
    </style:style>
    <style:style style:name="P12" style:family="paragraph" style:parent-style-name="Standard" style:master-page-name="">
      <style:paragraph-properties fo:margin-left="0.3437in" fo:margin-right="0.25in" fo:margin-top="0in" fo:margin-bottom="0.139in" fo:line-height="115%" fo:text-align="justify" style:justify-single-word="false" fo:text-indent="0in" style:auto-text-indent="false" style:page-number="auto" style:text-autospace="none"/>
    </style:style>
    <style:style style:name="P13" style:family="paragraph" style:parent-style-name="Standard" style:master-page-name="">
      <style:paragraph-properties fo:margin-left="0.3543in" fo:margin-right="0in" fo:margin-top="0in" fo:margin-bottom="0.139in" fo:line-height="115%" fo:text-indent="0in" style:auto-text-indent="false" style:page-number="auto" style:text-autospace="none"/>
    </style:style>
    <style:style style:name="P14" style:family="paragraph" style:parent-style-name="Standard">
      <style:paragraph-properties fo:margin-left="0.3543in" fo:margin-right="0in" fo:margin-top="0in" fo:margin-bottom="0.139in" fo:line-height="115%" fo:text-indent="0in" style:auto-text-indent="false" style:text-autospace="none"/>
    </style:style>
    <style:style style:name="P15" style:family="paragraph" style:parent-style-name="Standard" style:master-page-name="">
      <style:paragraph-properties fo:margin-left="0.3543in" fo:margin-right="0.2189in" fo:margin-top="0in" fo:margin-bottom="0.139in" fo:line-height="115%" fo:text-align="justify" style:justify-single-word="false" fo:text-indent="0in" style:auto-text-indent="false" style:page-number="auto" style:text-autospace="none"/>
    </style:style>
    <style:style style:name="P16" style:family="paragraph" style:parent-style-name="Standard">
      <style:paragraph-properties fo:margin-left="0.3543in" fo:margin-right="0.2189in" fo:margin-top="0in" fo:margin-bottom="0.139in" fo:line-height="115%" fo:text-align="justify" style:justify-single-word="false" fo:text-indent="0in" style:auto-text-indent="false" style:text-autospace="none"/>
    </style:style>
    <style:style style:name="P17" style:family="paragraph" style:parent-style-name="Standard">
      <style:paragraph-properties fo:margin-left="0.3646in" fo:margin-right="0in" fo:margin-top="0in" fo:margin-bottom="0.139in" fo:line-height="115%" fo:text-indent="0in" style:auto-text-indent="false" style:text-autospace="none"/>
    </style:style>
    <style:style style:name="P18" style:family="paragraph" style:parent-style-name="Standard" style:master-page-name="">
      <style:paragraph-properties fo:margin-left="0.3646in" fo:margin-right="0.198in" fo:margin-top="0in" fo:margin-bottom="0.139in" fo:line-height="115%" fo:text-indent="0in" style:auto-text-indent="false" style:page-number="auto" style:text-autospace="none"/>
    </style:style>
    <style:style style:name="P19" style:family="paragraph" style:parent-style-name="Standard" style:master-page-name="">
      <style:paragraph-properties fo:margin-left="0.3646in" fo:margin-right="0.198in" fo:margin-top="0in" fo:margin-bottom="0.139in" fo:line-height="115%" fo:text-indent="0in" style:auto-text-indent="false" style:page-number="auto" style:text-autospace="none"/>
    </style:style>
    <style:style style:name="P20" style:family="paragraph" style:parent-style-name="Standard">
      <style:paragraph-properties fo:margin-left="0.3646in" fo:margin-right="0.1874in" fo:margin-top="0in" fo:margin-bottom="0.139in" fo:line-height="115%" fo:text-indent="0in" style:auto-text-indent="false" style:text-autospace="none"/>
    </style:style>
    <style:style style:name="P21" style:family="paragraph" style:parent-style-name="Standard" style:master-page-name="">
      <style:paragraph-properties fo:margin-left="0.3646in" fo:margin-right="0.1874in" fo:margin-top="0in" fo:margin-bottom="0.139in" fo:line-height="115%" fo:text-indent="0in" style:auto-text-indent="false" style:page-number="auto" style:text-autospace="none"/>
    </style:style>
    <style:style style:name="P22" style:family="paragraph" style:parent-style-name="Standard" style:master-page-name="">
      <style:paragraph-properties fo:margin-left="0.3646in" fo:margin-right="0.2083in" fo:margin-top="0in" fo:margin-bottom="0.139in" fo:line-height="115%" fo:text-indent="0in" style:auto-text-indent="false" style:page-number="auto" style:text-autospace="none"/>
      <style:text-properties style:font-name="Calibri" fo:font-size="11pt" fo:language="ru" fo:country="RU" fo:font-weight="bold" style:font-name-asian="Calibri" style:font-size-asian="11pt" style:font-weight-asian="bold" style:font-name-complex="Calibri" style:font-size-complex="11pt" style:font-weight-complex="bold"/>
    </style:style>
    <style:style style:name="P23" style:family="paragraph" style:parent-style-name="Standard">
      <style:paragraph-properties fo:margin-left="0.3646in" fo:margin-right="0.2083in" fo:margin-top="0in" fo:margin-bottom="0.139in" fo:line-height="115%" fo:text-indent="0in" style:auto-text-indent="false" style:text-autospace="none"/>
    </style:style>
    <style:style style:name="P24" style:family="paragraph" style:parent-style-name="Standard" style:master-page-name="">
      <style:paragraph-properties fo:margin-left="0.3752in" fo:margin-right="0in" fo:margin-top="0in" fo:margin-bottom="0.139in" fo:line-height="115%" fo:text-indent="0in" style:auto-text-indent="false" style:page-number="auto" style:text-autospace="none"/>
    </style:style>
    <style:style style:name="P25" style:family="paragraph" style:parent-style-name="Standard">
      <style:paragraph-properties fo:margin-left="0.3752in" fo:margin-right="0in" fo:margin-top="0in" fo:margin-bottom="0.139in" fo:line-height="115%" fo:text-indent="0in" style:auto-text-indent="false" style:text-autospace="none"/>
    </style:style>
    <style:style style:name="P26" style:family="paragraph" style:parent-style-name="Standard">
      <style:paragraph-properties fo:margin-left="0.2917in" fo:margin-right="0in" fo:margin-top="0in" fo:margin-bottom="0.139in" fo:line-height="115%" fo:text-indent="0in" style:auto-text-indent="false" style:text-autospace="none"/>
      <style:text-properties style:use-window-font-color="true" style:font-name="Calibri" fo:font-size="11pt" fo:language="ru" fo:country="RU" fo:font-style="normal" fo:font-weight="bold" style:font-name-asian="Calibri" style:font-size-asian="11pt" style:font-style-asian="normal" style:font-weight-asian="bold" style:font-name-complex="Calibri" style:font-size-complex="11pt" style:font-style-complex="normal" style:font-weight-complex="bold"/>
    </style:style>
    <style:style style:name="P27" style:family="paragraph" style:parent-style-name="Standard">
      <style:paragraph-properties fo:margin-left="0.2917in" fo:margin-right="0in" fo:margin-top="0in" fo:margin-bottom="0.139in" fo:line-height="115%" fo:text-indent="0in" style:auto-text-indent="false" style:text-autospace="none"/>
      <style:text-properties style:use-window-font-color="true"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28" style:family="paragraph" style:parent-style-name="Standard">
      <style:paragraph-properties fo:margin-left="0.2917in" fo:margin-right="0in" fo:margin-top="0in" fo:margin-bottom="0.139in" fo:line-height="115%" fo:text-align="start" style:justify-single-word="false" fo:text-indent="0in" style:auto-text-indent="false" style:text-autospace="none"/>
      <style:text-properties style:use-window-font-color="true"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29" style:family="paragraph" style:parent-style-name="Standard">
      <style:paragraph-properties fo:margin-left="0.2917in" fo:margin-right="0in" fo:margin-top="0in" fo:margin-bottom="0.139in" fo:line-height="115%" fo:text-align="start" style:justify-single-word="false" fo:text-indent="0in" style:auto-text-indent="false" style:text-autospace="none"/>
      <style:text-properties style:use-window-font-color="true" style:font-name="Calibri" fo:font-size="14pt" fo:language="en" fo:country="US" fo:font-style="normal" fo:font-weight="normal" style:font-name-asian="Calibri" style:font-size-asian="14pt" style:font-style-asian="normal" style:font-weight-asian="normal" style:font-name-complex="Calibri" style:font-size-complex="14pt" style:font-style-complex="normal" style:font-weight-complex="normal"/>
    </style:style>
    <style:style style:name="P30" style:family="paragraph" style:parent-style-name="Standard">
      <style:paragraph-properties fo:margin-left="0.2917in" fo:margin-right="0in" fo:margin-top="0in" fo:margin-bottom="0.139in" fo:line-height="115%" fo:text-indent="0in" style:auto-text-indent="false" style:text-autospace="none"/>
      <style:text-properties fo:color="#330066" style:font-name="Calibri" fo:font-size="11pt" fo:language="en" fo:country="US" fo:font-style="normal" fo:font-weight="bold" style:font-name-asian="Calibri" style:font-size-asian="11pt" style:font-style-asian="normal" style:font-weight-asian="bold" style:font-name-complex="Calibri" style:font-size-complex="11pt" style:font-style-complex="normal" style:font-weight-complex="bold"/>
    </style:style>
    <style:style style:name="P31" style:family="paragraph" style:parent-style-name="Standard">
      <style:paragraph-properties fo:margin-left="0.3543in" fo:margin-right="0.2398in" fo:margin-top="0in" fo:margin-bottom="0.139in" fo:line-height="115%" fo:text-indent="0in" style:auto-text-indent="false" style:text-autospace="none"/>
      <style:text-properties style:use-window-font-color="true"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32" style:family="paragraph" style:parent-style-name="Standard" style:master-page-name="">
      <style:paragraph-properties fo:margin-left="0.3543in" fo:margin-right="0.2398in" fo:margin-top="0in" fo:margin-bottom="0.139in" fo:line-height="115%" fo:text-indent="0in" style:auto-text-indent="false" style:page-number="auto" style:text-autospace="none"/>
      <style:text-properties style:use-window-font-color="true" style:font-name="Calibri" fo:font-size="11pt" fo:language="ru" fo:country="RU" fo:font-style="normal" fo:font-weight="bold" style:font-name-asian="Calibri" style:font-size-asian="11pt" style:font-style-asian="normal" style:font-weight-asian="bold" style:font-name-complex="Calibri" style:font-size-complex="11pt" style:font-style-complex="normal" style:font-weight-complex="bold"/>
    </style:style>
    <style:style style:name="P33" style:family="paragraph" style:parent-style-name="Standard">
      <style:paragraph-properties fo:margin-left="0.2917in" fo:margin-right="0.198in" fo:margin-top="0in" fo:margin-bottom="0.139in" fo:line-height="115%" fo:text-indent="0in" style:auto-text-indent="false" style:text-autospace="none"/>
      <style:text-properties style:use-window-font-color="true"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34" style:family="paragraph" style:parent-style-name="Standard" style:master-page-name="">
      <style:paragraph-properties fo:margin-left="0.2917in" fo:margin-right="0.198in" fo:margin-top="0in" fo:margin-bottom="0.139in" fo:line-height="115%" fo:text-indent="0in" style:auto-text-indent="false" style:page-number="auto" style:text-autospace="none"/>
      <style:text-properties style:use-window-font-color="true"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35" style:family="paragraph" style:parent-style-name="Standard" style:master-page-name="">
      <style:paragraph-properties fo:margin-left="0.302in" fo:margin-right="0.2602in" fo:margin-top="0in" fo:margin-bottom="0.139in" fo:line-height="115%" fo:text-indent="0in" style:auto-text-indent="false" style:page-number="auto" style:text-autospace="none"/>
      <style:text-properties style:use-window-font-color="true"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36" style:family="paragraph" style:parent-style-name="Standard">
      <style:paragraph-properties fo:margin-left="0.302in" fo:margin-right="0.2602in" fo:margin-top="0in" fo:margin-bottom="0.139in" fo:line-height="115%" fo:text-indent="0in" style:auto-text-indent="false" style:text-autospace="none"/>
      <style:text-properties style:use-window-font-color="true"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37" style:family="paragraph" style:parent-style-name="Standard">
      <style:paragraph-properties fo:margin-left="0.302in" fo:margin-right="0.2602in" fo:margin-top="0in" fo:margin-bottom="0.139in" fo:line-height="115%" fo:text-indent="0in" style:auto-text-indent="false" style:text-autospace="none"/>
      <style:text-properties style:use-window-font-color="true" style:font-name="Calibri" fo:font-size="11pt" fo:language="ru" fo:country="RU" fo:font-style="italic" fo:font-weight="normal" style:font-name-asian="Calibri" style:font-size-asian="11pt" style:font-style-asian="italic" style:font-weight-asian="normal" style:font-name-complex="Calibri" style:font-size-complex="11pt" style:font-style-complex="italic" style:font-weight-complex="normal"/>
    </style:style>
    <style:style style:name="P38" style:family="paragraph" style:parent-style-name="Standard">
      <style:paragraph-properties fo:margin-left="0.302in" fo:margin-right="0.2602in" fo:margin-top="0in" fo:margin-bottom="0.139in" fo:line-height="115%" fo:text-indent="0in" style:auto-text-indent="false" style:text-autospace="none"/>
    </style:style>
    <style:style style:name="P39" style:family="paragraph" style:parent-style-name="Standard">
      <style:paragraph-properties fo:margin-left="0.302in" fo:margin-right="0.2602in" fo:margin-top="0in" fo:margin-bottom="0.139in" fo:line-height="100%" fo:text-indent="0in" style:auto-text-indent="false" style:text-autospace="none"/>
      <style:text-properties fo:color="#0000ff" style:font-name="Consolas1" fo:font-size="9.5pt" fo:language="ru" fo:country="RU" fo:font-style="normal" fo:font-weight="normal" style:font-name-asian="Consolas1" style:font-size-asian="9.5pt" style:font-style-asian="normal" style:font-weight-asian="normal" style:font-name-complex="Consolas1" style:font-size-complex="9.5pt" style:font-style-complex="normal" style:font-weight-complex="normal"/>
    </style:style>
    <style:style style:name="P40" style:family="paragraph" style:parent-style-name="Standard">
      <style:paragraph-properties fo:margin-left="0.302in" fo:margin-right="0.2602in" fo:margin-top="0in" fo:margin-bottom="0.139in" fo:line-height="100%" fo:text-indent="0in" style:auto-text-indent="false" style:text-autospace="none"/>
    </style:style>
    <style:style style:name="T1" style:family="text">
      <style:text-properties fo:color="#000000" style:font-name="Consolas1" fo:font-size="9.5pt" fo:language="ru" fo:country="RU" fo:font-style="normal" fo:font-weight="normal" style:font-name-asian="Consolas1" style:font-size-asian="9.5pt" style:font-style-asian="normal" style:font-weight-asian="normal" style:font-name-complex="Consolas1" style:font-size-complex="9.5pt" style:font-style-complex="normal" style:font-weight-complex="normal"/>
    </style:style>
    <style:style style:name="T2" style:family="text">
      <style:text-properties fo:color="#000000" style:font-name="Consolas1" fo:font-size="9.5pt" fo:language="ru" fo:country="RU" fo:font-style="italic" fo:font-weight="normal" style:font-name-asian="Consolas1" style:font-size-asian="9.5pt" style:font-style-asian="italic" style:font-weight-asian="normal" style:font-name-complex="Consolas1" style:font-size-complex="9.5pt" style:font-style-complex="italic" style:font-weight-complex="normal"/>
    </style:style>
    <style:style style:name="T3" style:family="text">
      <style:text-properties fo:color="#000000" style:font-name="Consolas1" fo:font-size="9.5pt" fo:language="en" fo:country="US" fo:font-style="italic" fo:font-weight="normal" style:font-name-asian="Consolas1" style:font-size-asian="9.5pt" style:font-style-asian="italic" style:font-weight-asian="normal" style:font-name-complex="Consolas1" style:font-size-complex="9.5pt" style:font-style-complex="italic" style:font-weight-complex="normal"/>
    </style:style>
    <style:style style:name="T4" style:family="text">
      <style:text-properties fo:color="#000000" style:font-name="Consolas1" fo:font-size="9.5pt" fo:language="en" fo:country="US" fo:font-style="italic" fo:font-weight="bold" style:font-name-asian="Consolas1" style:font-size-asian="9.5pt" style:font-style-asian="italic" style:font-weight-asian="bold" style:font-name-complex="Consolas1" style:font-size-complex="9.5pt" style:font-style-complex="italic" style:font-weight-complex="bold"/>
    </style:style>
    <style:style style:name="T5" style:family="text">
      <style:text-properties fo:color="#000000" style:font-name="Consolas1" fo:font-size="9.5pt" fo:language="en" fo:country="US" fo:font-style="normal" fo:font-weight="normal" style:font-name-asian="Consolas1" style:font-size-asian="9.5pt" style:font-style-asian="normal" style:font-weight-asian="normal" style:font-name-complex="Consolas1" style:font-size-complex="9.5pt" style:font-style-complex="normal" style:font-weight-complex="normal"/>
    </style:style>
    <style:style style:name="T6" style:family="text">
      <style:text-properties fo:color="#000000" style:font-name="Consolas1" fo:font-size="9.5pt" fo:language="uk" fo:country="UA" fo:font-style="italic" fo:font-weight="normal" style:font-name-asian="Consolas1" style:font-size-asian="9.5pt" style:font-style-asian="italic" style:font-weight-asian="normal" style:font-name-complex="Consolas1" style:font-size-complex="9.5pt" style:font-style-complex="italic" style:font-weight-complex="normal"/>
    </style:style>
    <style:style style:name="T7" style:family="text">
      <style:text-properties fo:color="#000000" style:font-name="Consolas1" fo:font-size="9.5pt" style:font-name-asian="Consolas1" style:font-size-asian="9.5pt" style:font-name-complex="Consolas1" style:font-size-complex="9.5pt"/>
    </style:style>
    <style:style style:name="T8" style:family="text">
      <style:text-properties fo:color="#000000" style:font-name="Consolas1" fo:font-size="9.5pt" fo:font-style="normal" style:font-name-asian="Consolas1" style:font-size-asian="9.5pt" style:font-style-asian="normal" style:font-name-complex="Consolas1" style:font-size-complex="9.5pt" style:font-style-complex="normal"/>
    </style:style>
    <style:style style:name="T9" style:family="text">
      <style:text-properties fo:font-weight="bold" style:font-weight-asian="bold" style:font-weight-complex="bold"/>
    </style:style>
    <style:style style:name="T10" style:family="text">
      <style:text-properties fo:color="#880000" style:font-name="Consolas1" fo:font-size="9.5pt" fo:language="ru" fo:country="RU" fo:font-style="italic" fo:font-weight="normal" style:font-name-asian="Consolas1" style:font-size-asian="9.5pt" style:font-style-asian="italic" style:font-weight-asian="normal" style:font-name-complex="Consolas1" style:font-size-complex="9.5pt" style:font-style-complex="italic" style:font-weight-complex="normal"/>
    </style:style>
    <style:style style:name="T11" style:family="text">
      <style:text-properties fo:color="#880000" style:font-name="Consolas1" fo:font-size="9.5pt" fo:font-style="italic" style:font-name-asian="Consolas1" style:font-size-asian="9.5pt" style:font-style-asian="italic" style:font-name-complex="Consolas1" style:font-size-complex="9.5pt" style:font-style-complex="italic"/>
    </style:style>
    <style:style style:name="T12" style:family="text">
      <style:text-properties fo:color="#880000" style:font-name="Consolas1" fo:font-size="9.5pt" fo:language="en" fo:country="US" fo:font-style="italic" fo:font-weight="normal" style:font-name-asian="Consolas1" style:font-size-asian="9.5pt" style:font-style-asian="italic" style:font-weight-asian="normal" style:font-name-complex="Consolas1" style:font-size-complex="9.5pt" style:font-style-complex="italic" style:font-weight-complex="normal"/>
    </style:style>
    <style:style style:name="T13" style:family="text">
      <style:text-properties style:font-name="Calibri" fo:font-size="11pt" fo:language="ru" fo:country="RU" style:font-name-asian="Calibri" style:font-size-asian="11pt" style:font-name-complex="Calibri" style:font-size-complex="11pt"/>
    </style:style>
    <style:style style:name="T14" style:family="text">
      <style:text-properties style:font-name="Calibri" fo:font-size="11pt" fo:language="ru" fo:country="RU" fo:font-weight="normal" style:font-name-asian="Calibri" style:font-size-asian="11pt" style:font-weight-asian="normal" style:font-name-complex="Calibri" style:font-size-complex="11pt" style:font-weight-complex="normal"/>
    </style:style>
    <style:style style:name="T15" style:family="text">
      <style:text-properties style:font-name="Calibri" fo:font-size="11pt" fo:language="ru" fo:country="RU" fo:font-style="italic" fo:font-weight="normal" style:font-name-asian="Calibri" style:font-size-asian="11pt" style:font-style-asian="italic" style:font-weight-asian="normal" style:font-name-complex="Calibri" style:font-size-complex="11pt" style:font-style-complex="italic" style:font-weight-complex="normal"/>
    </style:style>
    <style:style style:name="T16" style:family="text">
      <style:text-properties style:font-name="Calibri" fo:font-size="11pt" fo:language="uk" fo:country="UA" fo:font-weight="normal" style:font-name-asian="Calibri" style:font-size-asian="11pt" style:font-weight-asian="normal" style:font-name-complex="Calibri" style:font-size-complex="11pt" style:font-weight-complex="normal"/>
    </style:style>
    <style:style style:name="T17" style:family="text">
      <style:text-properties style:font-name="Calibri" fo:font-size="11pt" fo:language="uk" fo:country="UA" style:font-name-asian="Calibri" style:font-size-asian="11pt" style:font-name-complex="Calibri" style:font-size-complex="11pt"/>
    </style:style>
    <style:style style:name="T18" style:family="text">
      <style:text-properties style:font-name="Calibri" fo:font-size="11pt" fo:language="en" fo:country="US" style:font-name-asian="Calibri" style:font-size-asian="11pt" style:font-name-complex="Calibri" style:font-size-complex="11pt"/>
    </style:style>
    <style:style style:name="T19" style:family="text">
      <style:text-properties style:font-name="Calibri" fo:font-size="11pt" fo:language="en" fo:country="US" fo:font-weight="normal" style:font-name-asian="Calibri" style:font-size-asian="11pt" style:font-weight-asian="normal" style:font-name-complex="Calibri" style:font-size-complex="11pt" style:font-weight-complex="normal"/>
    </style:style>
    <style:style style:name="T20" style:family="text">
      <style:text-properties style:font-name="Calibri" fo:font-size="11pt" fo:language="en" fo:country="US"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T21" style:family="text">
      <style:text-properties style:font-name="Calibri" fo:language="ru" fo:country="RU" style:font-name-asian="Calibri" style:font-name-complex="Calibri"/>
    </style:style>
    <style:style style:name="T22" style:family="text">
      <style:text-properties style:font-name="Calibri" fo:language="en" fo:country="US" style:font-name-asian="Calibri" style:font-name-complex="Calibri"/>
    </style:style>
    <style:style style:name="T23" style:family="text">
      <style:text-properties fo:color="#0000ff" style:font-name="Consolas1" fo:font-size="9.5pt" fo:language="ru" fo:country="RU" fo:font-style="normal" fo:font-weight="normal" style:font-name-asian="Consolas1" style:font-size-asian="9.5pt" style:font-style-asian="normal" style:font-weight-asian="normal" style:font-name-complex="Consolas1" style:font-size-complex="9.5pt" style:font-style-complex="normal" style:font-weight-complex="normal"/>
    </style:style>
    <style:style style:name="T24" style:family="text">
      <style:text-properties fo:color="#0000ff" style:font-name="Consolas1" fo:font-size="9.5pt" fo:language="ru" fo:country="RU" fo:font-style="italic" fo:font-weight="normal" style:font-name-asian="Consolas1" style:font-size-asian="9.5pt" style:font-style-asian="italic" style:font-weight-asian="normal" style:font-name-complex="Consolas1" style:font-size-complex="9.5pt" style:font-style-complex="italic" style:font-weight-complex="normal"/>
    </style:style>
    <style:style style:name="T25" style:family="text">
      <style:text-properties fo:color="#0000ff" style:font-name="Consolas1" fo:font-size="9.5pt" style:font-name-asian="Consolas1" style:font-size-asian="9.5pt" style:font-name-complex="Consolas1" style:font-size-complex="9.5pt"/>
    </style:style>
    <style:style style:name="T26" style:family="text">
      <style:text-properties fo:color="#0000ff" style:font-name="Consolas1" fo:font-size="9.5pt" fo:language="en" fo:country="US" fo:font-style="italic" fo:font-weight="normal" style:font-name-asian="Consolas1" style:font-size-asian="9.5pt" style:font-style-asian="italic" style:font-weight-asian="normal" style:font-name-complex="Consolas1" style:font-size-complex="9.5pt" style:font-style-complex="italic" style:font-weight-complex="normal"/>
    </style:style>
    <style:style style:name="T27" style:family="text">
      <style:text-properties fo:color="#0000ff" style:font-name="Consolas1" fo:font-size="9.5pt" fo:language="en" fo:country="US" fo:font-style="normal" fo:font-weight="normal" style:font-name-asian="Consolas1" style:font-size-asian="9.5pt" style:font-style-asian="normal" style:font-weight-asian="normal" style:font-name-complex="Consolas1" style:font-size-complex="9.5pt" style:font-style-complex="normal" style:font-weight-complex="normal"/>
    </style:style>
    <style:style style:name="T28" style:family="text">
      <style:text-properties fo:color="#0000ff" style:font-name="Consolas1" fo:font-size="9.5pt" fo:font-style="italic" style:font-name-asian="Consolas1" style:font-size-asian="9.5pt" style:font-style-asian="italic" style:font-name-complex="Consolas1" style:font-size-complex="9.5pt" style:font-style-complex="italic"/>
    </style:style>
    <style:style style:name="T29" style:family="text">
      <style:text-properties fo:color="#0000ff" style:font-name="Consolas1" fo:font-size="9.5pt" fo:font-style="normal" style:font-name-asian="Consolas1" style:font-size-asian="9.5pt" style:font-style-asian="normal" style:font-name-complex="Consolas1" style:font-size-complex="9.5pt" style:font-style-complex="normal"/>
    </style:style>
    <style:style style:name="T30" style:family="text">
      <style:text-properties fo:color="#000080" style:font-name="Consolas1" fo:font-size="9.5pt" fo:language="ru" fo:country="RU" fo:font-style="normal" fo:font-weight="normal" style:font-name-asian="Consolas1" style:font-size-asian="9.5pt" style:font-style-asian="normal" style:font-weight-asian="normal" style:font-name-complex="Consolas1" style:font-size-complex="9.5pt" style:font-style-complex="normal" style:font-weight-complex="normal"/>
    </style:style>
    <style:style style:name="T31" style:family="text">
      <style:text-properties fo:color="#000080" style:font-name="Consolas1" fo:font-size="9.5pt" fo:language="ru" fo:country="RU" fo:font-style="italic" fo:font-weight="normal" style:font-name-asian="Consolas1" style:font-size-asian="9.5pt" style:font-style-asian="italic" style:font-weight-asian="normal" style:font-name-complex="Consolas1" style:font-size-complex="9.5pt" style:font-style-complex="italic" style:font-weight-complex="normal"/>
    </style:style>
    <style:style style:name="T32" style:family="text">
      <style:text-properties fo:color="#000080" style:font-name="Consolas1" fo:font-size="9.5pt" style:font-name-asian="Consolas1" style:font-size-asian="9.5pt" style:font-name-complex="Consolas1" style:font-size-complex="9.5pt"/>
    </style:style>
    <style:style style:name="T33" style:family="text">
      <style:text-properties fo:color="#000080" style:font-name="Consolas1" fo:font-size="9.5pt" fo:language="en" fo:country="US" fo:font-style="italic" fo:font-weight="normal" style:font-name-asian="Consolas1" style:font-size-asian="9.5pt" style:font-style-asian="italic" style:font-weight-asian="normal" style:font-name-complex="Consolas1" style:font-size-complex="9.5pt" style:font-style-complex="italic" style:font-weight-complex="normal"/>
    </style:style>
    <style:style style:name="T34" style:family="text">
      <style:text-properties fo:color="#000080" style:font-name="Consolas1" fo:font-size="9.5pt" fo:language="en" fo:country="US" fo:font-style="normal" fo:font-weight="normal" style:font-name-asian="Consolas1" style:font-size-asian="9.5pt" style:font-style-asian="normal" style:font-weight-asian="normal" style:font-name-complex="Consolas1" style:font-size-complex="9.5pt" style:font-style-complex="normal" style:font-weight-complex="normal"/>
    </style:style>
    <style:style style:name="T35" style:family="text">
      <style:text-properties fo:color="#000080" style:font-name="Consolas1" fo:font-size="9.5pt" fo:font-style="normal" style:font-name-asian="Consolas1" style:font-size-asian="9.5pt" style:font-style-asian="normal" style:font-name-complex="Consolas1" style:font-size-complex="9.5pt" style:font-style-complex="normal"/>
    </style:style>
    <style:style style:name="T36" style:family="text">
      <style:text-properties fo:color="#000080" style:font-name="Consolas1" fo:font-size="9.5pt" fo:font-style="italic" style:font-name-asian="Consolas1" style:font-size-asian="9.5pt" style:font-style-asian="italic" style:font-name-complex="Consolas1" style:font-size-complex="9.5pt" style:font-style-complex="italic"/>
    </style:style>
    <style:style style:name="T37" style:family="text">
      <style:text-properties fo:color="#000080" style:font-name="Consolas1" fo:font-size="9.5pt" fo:language="uk" fo:country="UA" style:font-name-asian="Consolas1" style:font-size-asian="9.5pt" style:font-name-complex="Consolas1" style:font-size-complex="9.5pt"/>
    </style:style>
    <style:style style:name="T38" style:family="text">
      <style:text-properties fo:color="#a31515" style:font-name="Consolas1" fo:font-size="9.5pt" fo:language="ru" fo:country="RU" fo:font-style="normal" fo:font-weight="normal" style:font-name-asian="Consolas1" style:font-size-asian="9.5pt" style:font-style-asian="normal" style:font-weight-asian="normal" style:font-name-complex="Consolas1" style:font-size-complex="9.5pt" style:font-style-complex="normal" style:font-weight-complex="normal"/>
    </style:style>
    <style:style style:name="T39" style:family="text">
      <style:text-properties fo:color="#a31515" style:font-name="Consolas1" fo:font-size="9.5pt" style:font-name-asian="Consolas1" style:font-size-asian="9.5pt" style:font-name-complex="Consolas1" style:font-size-complex="9.5pt"/>
    </style:style>
    <style:style style:name="T40" style:family="text">
      <style:text-properties fo:color="#a31515" style:font-name="Consolas1" fo:font-size="9.5pt" fo:language="en" fo:country="US" fo:font-style="italic" fo:font-weight="normal" style:font-name-asian="Consolas1" style:font-size-asian="9.5pt" style:font-style-asian="italic" style:font-weight-asian="normal" style:font-name-complex="Consolas1" style:font-size-complex="9.5pt" style:font-style-complex="italic" style:font-weight-complex="normal"/>
    </style:style>
    <style:style style:name="T41" style:family="text">
      <style:text-properties fo:color="#a31515" style:font-name="Consolas1" fo:font-size="9.5pt" fo:language="en" fo:country="US" fo:font-style="normal" fo:font-weight="normal" style:font-name-asian="Consolas1" style:font-size-asian="9.5pt" style:font-style-asian="normal" style:font-weight-asian="normal" style:font-name-complex="Consolas1" style:font-size-complex="9.5pt" style:font-style-complex="normal" style:font-weight-complex="normal"/>
    </style:style>
    <style:style style:name="T42" style:family="text">
      <style:text-properties fo:color="#a31515" style:font-name="Consolas1" fo:font-size="9.5pt" fo:font-style="normal" style:font-name-asian="Consolas1" style:font-size-asian="9.5pt" style:font-style-asian="normal" style:font-name-complex="Consolas1" style:font-size-complex="9.5pt" style:font-style-complex="normal"/>
    </style:style>
    <style:style style:name="T43" style:family="text">
      <style:text-properties fo:color="#008000" style:font-name="Consolas1" fo:font-size="9.5pt" fo:language="ru" fo:country="RU" fo:font-style="normal" fo:font-weight="normal" style:font-name-asian="Consolas1" style:font-size-asian="9.5pt" style:font-style-asian="normal" style:font-weight-asian="normal" style:font-name-complex="Consolas1" style:font-size-complex="9.5pt" style:font-style-complex="normal" style:font-weight-complex="normal"/>
    </style:style>
    <style:style style:name="T44" style:family="text">
      <style:text-properties fo:color="#008000" style:font-name="Consolas1" fo:font-size="9.5pt" fo:language="ru" fo:country="RU" style:font-name-asian="Consolas1" style:font-size-asian="9.5pt" style:font-name-complex="Consolas1" style:font-size-complex="9.5pt"/>
    </style:style>
    <style:style style:name="T45" style:family="text">
      <style:text-properties fo:color="#008000" style:font-name="Consolas1" fo:font-size="9.5pt" style:font-name-asian="Consolas1" style:font-size-asian="9.5pt" style:font-name-complex="Consolas1" style:font-size-complex="9.5pt"/>
    </style:style>
    <style:style style:name="T46" style:family="text">
      <style:text-properties fo:color="#008000" style:font-name="Consolas1" fo:font-size="9.5pt" fo:language="en" fo:country="US" fo:font-style="normal" fo:font-weight="normal" style:font-name-asian="Consolas1" style:font-size-asian="9.5pt" style:font-style-asian="normal" style:font-weight-asian="normal" style:font-name-complex="Consolas1" style:font-size-complex="9.5pt" style:font-style-complex="normal" style:font-weight-complex="normal"/>
    </style:style>
    <style:style style:name="T47" style:family="text">
      <style:text-properties fo:color="#008000" style:font-name="Consolas1" fo:font-size="9.5pt" fo:language="en" fo:country="US" style:font-name-asian="Consolas1" style:font-size-asian="9.5pt" style:font-name-complex="Consolas1" style:font-size-complex="9.5pt"/>
    </style:style>
    <style:style style:name="T48" style:family="text">
      <style:text-properties fo:color="#008000" style:font-name="Consolas1" fo:font-size="9.5pt" fo:language="uk" fo:country="UA" style:font-name-asian="Consolas1" style:font-size-asian="9.5pt" style:font-name-complex="Consolas1" style:font-size-complex="9.5pt"/>
    </style:style>
    <style:style style:name="T49" style:family="text">
      <style:text-properties style:use-window-font-color="true"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T50" style:family="text">
      <style:text-properties style:use-window-font-color="true" style:font-name="Calibri" fo:font-size="11pt" fo:language="ru" fo:country="RU" fo:font-style="normal" style:font-name-asian="Calibri" style:font-size-asian="11pt" style:font-style-asian="normal" style:font-name-complex="Calibri" style:font-size-complex="11pt" style:font-style-complex="normal"/>
    </style:style>
    <style:style style:name="T51" style:family="text">
      <style:text-properties style:use-window-font-color="true" style:font-name="Calibri" fo:font-size="11pt" fo:language="en" fo:country="US"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T52" style:family="text">
      <style:text-properties style:use-window-font-color="true" style:font-name="Calibri" fo:font-size="11pt" fo:language="en" fo:country="US" fo:font-style="normal" style:font-name-asian="Calibri" style:font-size-asian="11pt" style:font-style-asian="normal" style:font-name-complex="Calibri" style:font-size-complex="11pt" style:font-style-complex="normal"/>
    </style:style>
    <style:style style:name="T53" style:family="text">
      <style:text-properties style:use-window-font-color="true" style:font-name="Calibri" fo:font-size="11pt" fo:language="uk" fo:country="UA"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T54" style:family="text">
      <style:text-properties fo:color="#008080" style:font-name="Consolas1" fo:font-size="9.5pt" fo:language="ru" fo:country="RU" fo:font-style="normal" fo:font-weight="normal" style:font-name-asian="Consolas1" style:font-size-asian="9.5pt" style:font-style-asian="normal" style:font-weight-asian="normal" style:font-name-complex="Consolas1" style:font-size-complex="9.5pt" style:font-style-complex="normal" style:font-weight-complex="normal"/>
    </style:style>
    <style:style style:name="T55" style:family="text">
      <style:text-properties fo:color="#008080" style:font-name="Consolas1" fo:font-size="9.5pt" fo:font-style="normal" style:font-name-asian="Consolas1" style:font-size-asian="9.5pt" style:font-style-asian="normal" style:font-name-complex="Consolas1" style:font-size-complex="9.5pt" style:font-style-complex="normal"/>
    </style:style>
    <style:style style:name="T56" style:family="text">
      <style:text-properties fo:color="#008080" style:font-name="Consolas1" fo:font-size="9.5pt" fo:language="en" fo:country="US" fo:font-style="normal" fo:font-weight="normal" style:font-name-asian="Consolas1" style:font-size-asian="9.5pt" style:font-style-asian="normal" style:font-weight-asian="normal" style:font-name-complex="Consolas1" style:font-size-complex="9.5pt" style:font-style-complex="normal" style:font-weight-complex="normal"/>
    </style:style>
    <style:style style:name="T57" style:family="text">
      <style:text-properties fo:color="#009900"/>
    </style:style>
    <style:style style:name="T58" style:family="text">
      <style:text-properties fo:language="uk" fo:country="UA"/>
    </style:style>
    <style:style style:name="T59" style:family="text">
      <style:text-properties fo:language="en" fo:country="US"/>
    </style:style>
    <style:style style:name="T60" style:family="text">
      <style:text-properties fo:language="en" fo:country="US" fo:font-weight="bold" style:font-weight-asian="bold" style:font-weight-complex="bold"/>
    </style:style>
    <style:style style:name="T61" style:family="text">
      <style:text-properties fo:language="en" fo:country="US" fo:font-style="italic" style:font-style-asian="italic" style:font-style-complex="italic"/>
    </style:style>
    <style:style style:name="T62" style:family="text">
      <style:text-properties fo:language="en" fo:country="US" fo:background-color="transparent"/>
    </style:style>
    <style:style style:name="T63" style:family="text">
      <style:text-properties fo:language="ru" fo:country="RU" fo:background-color="#66ccff"/>
    </style:style>
    <style:style style:name="T64" style:family="text">
      <style:text-properties fo:language="ru" fo:country="RU" fo:background-color="transparent"/>
    </style:style>
    <style:style style:name="T65" style:family="text">
      <style:text-properties fo:background-color="#66ccff"/>
    </style:style>
    <style:style style:name="T66" style:family="text">
      <style:text-properties fo:background-color="#ffccff"/>
    </style:style>
    <style:style style:name="T67" style:family="text">
      <style:text-properties fo:background-color="#b2b2b2"/>
    </style:style>
    <style:style style:name="T68" style:family="text">
      <style:text-properties fo:color="#a000a0" style:font-name="Consolas1" fo:font-size="9.5pt" fo:font-style="italic" style:font-name-asian="Consolas1" style:font-size-asian="9.5pt" style:font-style-asian="italic" style:font-name-complex="Consolas1" style:font-size-complex="9.5pt" style:font-style-complex="italic"/>
    </style:style>
    <style:style style:name="T69" style:family="text">
      <style:text-properties fo:font-style="italic" style:font-style-asian="italic" style:font-style-complex="italic"/>
    </style:style>
    <style:style style:name="T70" style:family="text">
      <style:text-properties fo:font-size="14pt" fo:language="en" fo:country="US" fo:background-color="#ffccff" style:font-size-asian="14pt" style:font-size-complex="14pt"/>
    </style:style>
    <style:style style:name="T71" style:family="text">
      <style:text-properties fo:font-size="14pt" fo:language="en" fo:country="US" fo:background-color="#b2b2b2" style:font-size-asian="14pt" style:font-size-complex="14pt"/>
    </style:style>
    <style:style style:name="T72" style:family="text">
      <style:text-properties fo:font-size="14pt" fo:language="en" fo:country="US" fo:background-color="#66ccff" style:font-size-asian="14pt" style:font-size-complex="14pt"/>
    </style:style>
    <style:style style:name="T73" style:family="text">
      <style:text-properties fo:background-color="transparent"/>
    </style:style>
    <style:style style:name="T74" style:family="text">
      <style:text-properties fo:font-size="11pt" fo:language="ru" fo:country="RU" fo:background-color="transparent" style:font-size-asian="11pt" style:font-size-complex="11pt"/>
    </style:style>
    <style:style style:name="T75" style:family="text">
      <style:text-properties fo:font-size="11pt" fo:background-color="transparent" style:font-size-asian="11pt" style:font-size-complex="11pt"/>
    </style:style>
    <style:style style:name="T76" style:family="text">
      <style:text-properties fo:font-size="11pt" fo:language="uk" fo:country="UA" fo:background-color="transparent" style:font-size-asian="11pt" style:font-size-complex="11pt"/>
    </style:style>
    <style:style style:name="T77" style:family="text">
      <style:text-properties fo:font-size="11pt" fo:font-style="italic" fo:background-color="transparent" style:font-size-asian="11pt" style:font-style-asian="italic" style:font-size-complex="11pt"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21"/></text:p>
      <text:p text:style-name="P4"><text:span text:style-name="T21">Константы в языке </text:span><text:span text:style-name="T22">C / </text:span><text:span text:style-name="T21">С++</text:span></text:p>
      <text:p text:style-name="P4"><text:span text:style-name="T21"/></text:p>
      <text:list xml:id="list1226640645394041341" text:style-name="L4">
        <text:list-item>
          <text:p text:style-name="P6">константные значения и литералы</text:p>
        </text:list-item>
        <text:list-item>
          <text:p text:style-name="P6">ссылки и указатели</text:p>
        </text:list-item>
        <text:list-item>
          <text:p text:style-name="P6">константы как члены класса</text:p>
        </text:list-item>
        <text:list-item>
          <text:p text:style-name="P6">global const vs macro</text:p>
        </text:list-item>
        <text:list-item>
          <text:p text:style-name="P6">константы в памяти</text:p>
        </text:list-item>
        <text:list-item>
          <text:p text:style-name="P6">static const</text:p>
        </text:list-item>
        <text:list-item>
          <text:p text:style-name="P6">const methods</text:p>
        </text:list-item>
        <text:list-item>
          <text:p text:style-name="P6">const parameters</text:p>
        </text:list-item>
        <text:list-item>
          <text:p text:style-name="P6">const this</text:p>
        </text:list-item>
        <text:list-item>
          <text:p text:style-name="P6">delete this</text:p>
        </text:list-item>
        <text:list-item>
          <text:p text:style-name="P6">pimpl</text:p>
        </text:list-item>
        <text:list-item>
          <text:p text:style-name="P6">mutual &amp; const</text:p>
        </text:list-item>
        <text:list-item>
          <text:p text:style-name="P6">const in UML</text:p>
        </text:list-item>
        <text:list-item>
          <text:p text:style-name="P6">STL &amp; operator overloading</text:p>
        </text:list-item>
        <text:list-item>
          <text:p text:style-name="P7">templates</text:p>
        </text:list-item>
        <text:list-item>
          <text:p text:style-name="P7">ROM memory</text:p>
        </text:list-item>
      </text:list>
      <text:p text:style-name="P10"><text:tab/><text:tab/><text:span text:style-name="T57">/* I swear not to change this variable*/</text:span></text:p>
      <text:p text:style-name="P11"><text:span text:style-name="T18"><text:tab/></text:span><text:span text:style-name="T13">Константы играют весомую роль в любом языке программирования и С++ в этом не исключение. В то же время, язык обладает достаточно строгими правилами предназначенными для написания хорошо структурированного кода, так и обширными возможностями обходить эти же правила. Хорошо это или плохо, давайте оставим за рамками этой статьи. Но следует признать, что многие аспекты С++ часто остаются недопонятыми или малопонятными, особенно для новичков в мире программирования. Const-тематика, несмотря на свою кажущуюся простоту, несет много подводных течений и смежных понятий, в которых легко запутаться.</text:span></text:p>
      <text:p text:style-name="P11"><text:span text:style-name="T18"><text:tab/></text:span><text:span text:style-name="T13">Что бы понять мотивацию многих решений следует окунутся в эпоху 80-х когда С++ только зарождался. Основным конкурентным преимуществом в то время являлось совместимость с языком С, что позволило </text:span><text:span text:style-name="T18">беpпрепрятственно</text:span><text:span text:style-name="T13"> переманить огромную армию разработчиков. В то время, наследственность языка была огромным плюсом. К сожалению достаточно скоро стало понятно что весь тот "багаж" который вынужден тянуть за собой С++ не всегда есть хорошо. Кроме того, стандарт не </text:span><text:soft-page-break/><text:span text:style-name="T13">позволяет вносить изменения в язык под конкретного вендора, которым стало тесно в существующих рамках. Так были созданы С++ подобные Java от Sun, C# от Microsoft, и другие языки.</text:span></text:p>
      <text:p text:style-name="P15"><text:span text:style-name="T18"><text:tab/></text:span></text:p>
      <text:p text:style-name="P16"><text:span text:style-name="T18"/></text:p>
      <text:p text:style-name="P16"><text:span text:style-name="T18"><text:tab/></text:span><text:span text:style-name="T13">Но вернемся к нашим константам. Константа в языке С++ представлена ключевым словом const. Качественно спроектированный код предполагает использование const модификатора в нескольких аспектах. Первое - надежность. Обьявив константу</text:span><text:span text:style-name="T18">,</text:span><text:span text:style-name="T13"> мы даем обещание компилятору не изменять состояние чего либо. <text:s/>Второе - структурированность кода. Качественный код использует константность как часть структурного дизайна, побуждая разработчиков следовать уже заложенным идеям. Третье</text:span><text:span text:style-name="T18">, </text:span><text:span text:style-name="T13">воспринимайте </text:span><text:span text:style-name="T18">const </text:span><text:span text:style-name="T13">как часть документации. Код изобилующий </text:span><text:span text:style-name="T18">const </text:span><text:span text:style-name="T13">легче читается</text:span><text:span text:style-name="T18">, воспринимается</text:span><text:span text:style-name="T13"> и модифицируется. Как следствие, это </text:span><text:span text:style-name="T17">о</text:span><text:span text:style-name="T13">блегчает понимание проектных решений заложенных вами. И усложняет другим <text:s/>задачу совершить непреднамеренную ошибку в вашем коде.</text:span></text:p>
      <text:p text:style-name="P18"><text:span text:style-name="T18"><text:tab/></text:span><text:span text:style-name="T13">В общих чертах, использование const является хорошей практикой. В дальнейшем я буду ссылаться на литературу и кодстайлы принятые во многих ведущих компаниях. В частности, кодстайл от google, так и на другие авторитетные источники. Если вы еще не знакомы с кодстайлом google рекомендую вам с ним ознакомится.</text:span></text:p>
      <text:p text:style-name="P18"><text:span text:style-name="T18"><text:tab/></text:span><text:span text:style-name="T13">К сожалению практика показывает что не всегда разработчики строго придерживаются правил использования const в проектах (и не только const). От чего часто лавинообразно страдает дизайн. В условиях жестких дедлайнов часто принимаются решения, которые приобретают эффект снежного кома, снижая надежность исходного кода. То что вполне приемлемо для startup проектов, в условиях long-term использования неизбежно приводит к дополнительным расходам и непомерном обслуивании технического долга впоследствии.</text:span></text:p>
      <text:p text:style-name="P21"><text:span text:style-name="T18"><text:tab/></text:span><text:span text:style-name="T13">Все это я к тому, что в программировании мелочей не бывает и даже к такому банальному, на первый взгляд, аспекту языка как const следует подходить вполне серьезно и осознанно.</text:span></text:p>
      <text:p text:style-name="P20"><text:span text:style-name="T18"><text:tab/></text:span><text:span text:style-name="T13">Константность в С++ бывает двух видов - константность данных и константность кода. И если с данными все более менее понятно, то констаный код порождает некоторые смысловые концепции. Мы редко пишем код для себя (одним человеком для одного человека), зачастую это коллективный труд. Опытный разработчик при проектировании интерфейса пользуется всеми возможностями языка, порождая простой и в то же время понятный интерфейс. В число этих методов входит деление всех методов на те которые изменяют состояние объекта, так и тех которые не изменяют состояние. Это снижает возможность неверного толкования предназначения тех или иных методов другими разработчиками.</text:span><text:span text:style-name="T18"> </text:span><text:span text:style-name="T13">В примерах я постараюсь затронуть аспекты использования в таких языках как С++ и Java.</text:span></text:p>
      <text:p text:style-name="P1"><text:span text:style-name="T18"><text:tab/></text:span><text:span text:style-name="T13">Начнем, пожалуй, из самого простого применения констант, а именно константных данных.</text:span><text:span text:style-name="T18"> </text:span></text:p>
      <text:p text:style-name="P22">Константные литералы.</text:p>
      <text:p text:style-name="P23"><text:span text:style-name="T14">Литерал это последовательность одного или больше символов заключенных в двойные скобки </text:span><text:span text:style-name="T16">и последующим символом </text:span><text:span text:style-name="T19">'</text:span><text:span text:style-name="T20">\0</text:span><text:span text:style-name="T19">' </text:span><text:span text:style-name="T14">в конце. Существует различие между <text:s/>литералами в </text:span><text:span text:style-name="T16">С и С++</text:span><text:span text:style-name="T14">. <text:s/>В С </text:span><text:span text:style-name="T16">литерал </text:span><text:span text:style-name="T14">это массив </text:span><text:span text:style-name="T19">char, </text:span><text:span text:style-name="T14">в С++ </text:span><text:span text:style-name="T19">const char </text:span><text:span text:style-name="T14">(</text:span><text:span text:style-name="T19">wchar_t</text:span><text:span text:style-name="T14">)</text:span><text:span text:style-name="T19">. </text:span><text:span text:style-name="T14">Соответственно модификация литерала</text:span><text:span text:style-name="T19"> </text:span><text:span text:style-name="T14">в С++</text:span><text:span text:style-name="T19">, </text:span><text:span text:style-name="T14">в отличии от </text:span><text:span text:style-name="T16">С</text:span><text:span text:style-name="T19">, </text:span><text:span text:style-name="T14">запрещена и может вызвать </text:span><text:span text:style-name="T19">Undefined behavior (</text:span><text:span text:style-name="T14">далее </text:span><text:span text:style-name="T19">UB</text:span><text:span text:style-name="T14">)</text:span><text:span text:style-name="T19">. </text:span><text:span text:style-name="T14">Компилятор может разместить литерал в </text:span><text:soft-page-break/><text:span text:style-name="T19">read only memory (ROM), </text:span><text:span text:style-name="T14">так же может выполнить оптимизацию и разместить повторяющиеся значения по одному адресу.</text:span><text:span text:style-name="T19"> </text:span><text:span text:style-name="T14">Модификация одного значения может повлечь изменения в других. </text:span></text:p>
      <text:p text:style-name="P24"><text:span text:style-name="T19"/></text:p>
      <text:p text:style-name="P25"><text:span text:style-name="T19"><text:s/></text:span><text:span text:style-name="T15">Рассмотрим пример.</text:span></text:p>
      <text:p text:style-name="P17"><text:span text:style-name="T23">char</text:span><text:span text:style-name="T1"> *</text:span><text:span text:style-name="T30">c_str</text:span><text:span text:style-name="T1"> = </text:span><text:span text:style-name="T38">"box"</text:span><text:span text:style-name="T1">;</text:span></text:p>
      <text:p text:style-name="P17"><text:span text:style-name="T23">const</text:span><text:span text:style-name="T1"> </text:span><text:span text:style-name="T23">char</text:span><text:span text:style-name="T1"> *</text:span><text:span text:style-name="T30">cpp_str</text:span><text:span text:style-name="T1"> = </text:span><text:span text:style-name="T38">"fox"</text:span><text:span text:style-name="T1">;</text:span></text:p>
      <text:p text:style-name="P17"><text:span text:style-name="T1">*</text:span><text:span text:style-name="T23">const_cast</text:span><text:span text:style-name="T1">&lt;</text:span><text:span text:style-name="T23">char</text:span><text:span text:style-name="T1">*&gt;(</text:span><text:span text:style-name="T30">cpp_str</text:span><text:span text:style-name="T1">) = </text:span><text:span text:style-name="T38">'b'</text:span><text:span text:style-name="T1">; </text:span><text:span text:style-name="T43">// </text:span><text:span text:style-name="T46">lead to </text:span><text:span text:style-name="T43">UB!</text:span></text:p>
      <text:p text:style-name="P17"><text:span text:style-name="T1">*</text:span><text:span text:style-name="T30">c_str</text:span><text:span text:style-name="T1"> = </text:span><text:span text:style-name="T38">'f'</text:span><text:span text:style-name="T1">; </text:span><text:span text:style-name="T43">// <text:s/></text:span><text:span text:style-name="T46">lead to </text:span><text:span text:style-name="T43">UB!</text:span></text:p>
      <text:p text:style-name="P13"><text:span text:style-name="T53">Данный</text:span><text:span text:style-name="T49"> код </text:span><text:span text:style-name="T53">приводит к</text:span><text:span text:style-name="T49"> </text:span><text:span text:style-name="T51">UB.</text:span></text:p>
      <text:p text:style-name="P14"><text:span text:style-name="T2">Замечание</text:span><text:span text:style-name="T3">: </text:span><text:span text:style-name="T2">если заменить объявление на </text:span><text:span text:style-name="T3">char c_str[] = "box", </text:span><text:span text:style-name="T2">то модификация проходит успешно. Это значит что в этом случае мы создаём массив значений на стеке</text:span><text:span text:style-name="T3">, </text:span><text:span text:style-name="T2">а в случае </text:span><text:span text:style-name="T3">char *c_str = "box" </text:span><text:span text:style-name="T2">на стек передается только указатель</text:span><text:span text:style-name="T3">, </text:span><text:span text:style-name="T2">сама же память находится в </text:span><text:span text:style-name="T3">ROM </text:span><text:span text:style-name="T2">памяти.</text:span></text:p>
      <text:p text:style-name="P14"><text:span text:style-name="T3">Tip: </text:span><text:span text:style-name="T2">Если очень </text:span><text:span text:style-name="T6">захотеть, </text:span><text:span text:style-name="T2">то</text:span><text:span text:style-name="T3"> </text:span><text:span text:style-name="T2">изменить значение константтого литерал можно.</text:span><text:span text:style-name="T6"> </text:span><text:span text:style-name="T2">Для этого нужно изменить атрибуты памяти в которой размещается строка. См следующий код. Но если у пользователя нет соответствующих прав то данный код к ничему хорошему не приведет. Да и вообще в обычном программировании вряд ли нужно такое делать. </text:span></text:p>
      <text:p text:style-name="P14"><text:span text:style-name="T2">код для </text:span><text:span text:style-name="T3">Windows.</text:span></text:p>
      <text:p text:style-name="P14"><text:span text:style-name="T5"><text:tab/></text:span><text:span text:style-name="T27">const</text:span><text:span text:style-name="T5"> </text:span><text:span text:style-name="T27">char</text:span><text:span text:style-name="T5"> *</text:span><text:span text:style-name="T34">cpp_str</text:span><text:span text:style-name="T5"> = </text:span><text:span text:style-name="T41">"fox"</text:span><text:span text:style-name="T5">;</text:span></text:p>
      <text:p text:style-name="P5"><text:span text:style-name="T7"><text:s text:c="5"/><text:tab/></text:span><text:span text:style-name="T25">const</text:span><text:span text:style-name="T7"> </text:span><text:span text:style-name="T25">char</text:span><text:span text:style-name="T7"> *</text:span><text:span text:style-name="T32">cpp_str2</text:span><text:span text:style-name="T7"> = </text:span><text:span text:style-name="T39">"fox"</text:span><text:span text:style-name="T7">;</text:span></text:p>
      <text:p text:style-name="P5"><text:span text:style-name="T7"/></text:p>
      <text:p text:style-name="P5"><text:span text:style-name="T3"><text:s/><text:tab/></text:span><text:span text:style-name="T26">DWORD</text:span><text:span text:style-name="T5"> </text:span><text:span text:style-name="T34">OldProt</text:span><text:span text:style-name="T5">;</text:span></text:p>
      <text:p text:style-name="P5"><text:span text:style-name="T5"/></text:p>
      <text:p text:style-name="P5"><text:span text:style-name="T8"><text:s text:c="4"/><text:tab/></text:span><text:span text:style-name="T29">if</text:span><text:span text:style-name="T8"> (!</text:span><text:span text:style-name="T11">VirtualProtect</text:span><text:span text:style-name="T8">((</text:span><text:span text:style-name="T29">void</text:span><text:span text:style-name="T8">*)</text:span><text:span text:style-name="T35">cpp_str</text:span><text:span text:style-name="T8">, </text:span><text:span text:style-name="T11">strlen</text:span><text:span text:style-name="T8">(</text:span><text:span text:style-name="T35">cpp_str</text:span><text:span text:style-name="T8">), </text:span><text:span text:style-name="T68">PAGE_EXECUTE_READWRITE</text:span><text:span text:style-name="T8">, &amp;</text:span><text:span text:style-name="T35">OldProt</text:span><text:span text:style-name="T8">)){</text:span></text:p>
      <text:p text:style-name="P5"><text:span text:style-name="T8"><text:s text:c="7"/><text:tab/></text:span><text:span text:style-name="T11">printf</text:span><text:span text:style-name="T8">(</text:span><text:span text:style-name="T42">"Failed to change memory"</text:span><text:span text:style-name="T8">);</text:span></text:p>
      <text:p text:style-name="P5"><text:span text:style-name="T8"><text:s text:c="4"/><text:tab/>}</text:span></text:p>
      <text:p text:style-name="P5"><text:span text:style-name="T3"><text:tab/></text:span></text:p>
      <text:p text:style-name="P5"><text:span text:style-name="T3"><text:tab/>*</text:span><text:span text:style-name="T26">const_cast</text:span><text:span text:style-name="T3">&lt;</text:span><text:span text:style-name="T26">char</text:span><text:span text:style-name="T3">*&gt;(</text:span><text:span text:style-name="T33">cpp_str</text:span><text:span text:style-name="T3">) = </text:span><text:span text:style-name="T40">'b'</text:span><text:span text:style-name="T3">;</text:span></text:p>
      <text:p text:style-name="P5"><text:span text:style-name="T3"><text:tab/></text:span></text:p>
      <text:p text:style-name="P5"><text:span text:style-name="T3"><text:tab/></text:span><text:span text:style-name="T26">std</text:span><text:span text:style-name="T5">::</text:span><text:span text:style-name="T33">cout</text:span><text:span text:style-name="T5"> </text:span><text:span text:style-name="T56">&lt;&lt;</text:span><text:span text:style-name="T5"> </text:span><text:span text:style-name="T34">cpp_str</text:span><text:span text:style-name="T5"> </text:span><text:span text:style-name="T56">&lt;&lt;</text:span><text:span text:style-name="T5"> </text:span><text:span text:style-name="T26">std</text:span><text:span text:style-name="T5">::</text:span><text:span text:style-name="T12">endl</text:span><text:span text:style-name="T5">;</text:span></text:p>
      <text:p text:style-name="P5"><text:span text:style-name="T8"><text:s text:c="4"/><text:tab/></text:span><text:span text:style-name="T28">std</text:span><text:span text:style-name="T8">::</text:span><text:span text:style-name="T36">cout</text:span><text:span text:style-name="T8"> </text:span><text:span text:style-name="T55">&lt;&lt;</text:span><text:span text:style-name="T8"> </text:span><text:span text:style-name="T35">cpp_str2</text:span><text:span text:style-name="T8"> </text:span><text:span text:style-name="T55">&lt;&lt;</text:span><text:span text:style-name="T8"> </text:span><text:span text:style-name="T28">std</text:span><text:span text:style-name="T8">::</text:span><text:span text:style-name="T11">endl</text:span><text:span text:style-name="T8">;</text:span></text:p>
      <text:p text:style-name="P5"><text:span text:style-name="T3"/></text:p>
      <text:p text:style-name="P5"><text:span text:style-name="T3"><text:tab/></text:span><text:span text:style-name="T6">Как и следовало ожидать, </text:span><text:span text:style-name="T2">программа дважды выводит </text:span><text:span text:style-name="T3">'</text:span><text:span text:style-name="T4">box'</text:span><text:span text:style-name="T3">,</text:span></text:p>
      <text:p text:style-name="P5"><text:span text:style-name="T3"><text:tab/></text:span><text:span text:style-name="T2">при дефолтных настройках компилятора.</text:span></text:p>
      <text:p text:style-name="P5"><text:span text:style-name="T3"><text:tab/></text:span></text:p>
      <text:p text:style-name="P32">Константные значения и <text:span text:style-name="T59">magic numbers</text:span>.</text:p>
      <text:p text:style-name="P31">Взглянем на следующий код вычисления длины круга, по формуле известной со школьной скамьи. Наивная реализация может быть такой.</text:p>
      <text:p text:style-name="P31">float GetCircleLen(float rad)</text:p>
      <text:p text:style-name="P2">{</text:p>
      <text:p text:style-name="P2"><text:tab/>If (rad &lt; 0.f){</text:p>
      <text:p text:style-name="P2"><text:soft-page-break/><text:tab/><text:tab/>error("invalid parameter");</text:p>
      <text:p text:style-name="P2"><text:tab/><text:tab/>return 0.f;</text:p>
      <text:p text:style-name="P2">}</text:p>
      <text:p text:style-name="P2"><text:tab/>return 2.f * 3.1415f * rad; </text:p>
      <text:p text:style-name="P2">}</text:p>
      <text:p text:style-name="P35">Не смотря на то, что этот код вцелом корректен, у него есть несколько существенных недостатков. Во первых, <text:s/>магические числа. Избегайте их. [] В коде не должно быть значений без семантики. В приведенном коде, мы видим некоторое приближенное значение иррационального числа pi. И в данном случае, зная формулу, 2 * pi * без труда можем без труда понять логику функции. Но представим ситуацию когда вы встретите в коде значение 2.0943f ? Читатель хорошо знакомый с математикой без труда определит что это значение угла 120 в радианах, <text:s/>но зачем прилагать усилия там где этого можно избежать. Перепишем следующий код c использованием констант.</text:p>
      <text:p text:style-name="P36">float GetCircleLen(float rad)</text:p>
      <text:p text:style-name="P36">{</text:p>
      <text:p text:style-name="P36"><text:tab/>If (rad &lt; 0.f){</text:p>
      <text:p text:style-name="P36"><text:tab/><text:tab/>error("invalid parameter");</text:p>
      <text:p text:style-name="P36"><text:tab/><text:tab/>return 0.f;</text:p>
      <text:p text:style-name="P36"><text:s text:c="17"/>}</text:p>
      <text:p text:style-name="P36"><text:s text:c="14"/>const float PI = 3.1415f;</text:p>
      <text:p text:style-name="P36"><text:tab/>return 2.f * PI * rad; </text:p>
      <text:p text:style-name="P36">}</text:p>
      <text:p text:style-name="P36">Уже лучше. Анализируя функцию, программист видя константное определение PI, может быть уверен что значение не изменяется на протяжении всей функции. Мы можем пойти еще дальше, и обьявить константу 2 *pi, чем секономим несколько тактов процессора на умножении. Но будте бдительны, читаемость кода не должна страдать в угоду еффективности.[]</text:p>
      <text:p text:style-name="P36">//...</text:p>
      <text:p text:style-name="P36">const float PI_x_2 = 6.28f;</text:p>
      <text:p text:style-name="P36">return PI_x_2 * rad;</text:p>
      <text:p text:style-name="P36">//…</text:p>
      <text:p text:style-name="P38"><text:span text:style-name="T49">В С++ модификатор const это указание компилятору что значение нельзя переприсваивать после инициализации.</text:span><text:span text:style-name="T51"> </text:span><text:span text:style-name="T49">Все проверки происходят в </text:span><text:span text:style-name="T51">compile-time,</text:span><text:span text:style-name="T49"> так что скомпилированый код не несет никаких дополнительных расходов в </text:span><text:span text:style-name="T51">runtime. </text:span><text:span text:style-name="T49"><text:s/>Там не мение, стандарт оставляет право за компилятором решать в какой памяти размещать</text:span><text:span text:style-name="T51"> </text:span><text:span text:style-name="T49">константные данные и оптимизировать код по своему усмотрению.</text:span></text:p>
      <text:p text:style-name="P37"><text:soft-page-break/>Расмотрим следующий код. </text:p>
      <text:p text:style-name="P38"><text:span text:style-name="T23">const</text:span><text:span text:style-name="T1"> </text:span><text:span text:style-name="T23">int</text:span><text:span text:style-name="T1"> </text:span><text:span text:style-name="T30">someVar</text:span><text:span text:style-name="T1"> = 1;</text:span></text:p>
      <text:p text:style-name="P38"><text:span text:style-name="T23">const</text:span><text:span text:style-name="T1"> </text:span><text:span text:style-name="T23">int</text:span><text:span text:style-name="T1"> *</text:span><text:span text:style-name="T30">ptr</text:span><text:span text:style-name="T1"> = &amp;</text:span><text:span text:style-name="T30">someVar</text:span><text:span text:style-name="T1">;</text:span></text:p>
      <text:p text:style-name="P38"><text:span text:style-name="T24">std</text:span><text:span text:style-name="T1">::</text:span><text:span text:style-name="T31">cout</text:span><text:span text:style-name="T1"> </text:span><text:span text:style-name="T54">&lt;&lt;</text:span><text:span text:style-name="T1"> *</text:span><text:span text:style-name="T30">ptr</text:span><text:span text:style-name="T1"> </text:span><text:span text:style-name="T54">&lt;&lt;</text:span><text:span text:style-name="T1"> </text:span><text:span text:style-name="T24">std</text:span><text:span text:style-name="T1">::</text:span><text:span text:style-name="T10">endl</text:span><text:span text:style-name="T1">;</text:span></text:p>
      <text:p text:style-name="P38"><text:span text:style-name="T1">*(</text:span><text:span text:style-name="T23">const_cast</text:span><text:span text:style-name="T1">&lt;</text:span><text:span text:style-name="T23">int</text:span><text:span text:style-name="T1">*&gt;(</text:span><text:span text:style-name="T30">ptr</text:span><text:span text:style-name="T1">)) = 2;</text:span></text:p>
      <text:p text:style-name="P38"><text:span text:style-name="T24">std</text:span><text:span text:style-name="T1">::</text:span><text:span text:style-name="T31">cout</text:span><text:span text:style-name="T1"> </text:span><text:span text:style-name="T54">&lt;&lt;</text:span><text:span text:style-name="T1"> *</text:span><text:span text:style-name="T30">ptr</text:span><text:span text:style-name="T1"> </text:span><text:span text:style-name="T54">&lt;&lt;</text:span><text:span text:style-name="T1"> </text:span><text:span text:style-name="T24">std</text:span><text:span text:style-name="T1">::</text:span><text:span text:style-name="T10">endl</text:span><text:span text:style-name="T5">;</text:span></text:p>
      <text:p text:style-name="P39">и</text:p>
      <text:p text:style-name="P40"><text:span text:style-name="T1"><text:s/></text:span><text:span text:style-name="T23">const</text:span><text:span text:style-name="T1"> </text:span><text:span text:style-name="T23">int</text:span><text:span text:style-name="T1"> </text:span><text:span text:style-name="T30">someVar</text:span><text:span text:style-name="T1"> = 1;</text:span></text:p>
      <text:p text:style-name="P40"><text:span text:style-name="T1"><text:s/></text:span><text:span text:style-name="T23">const</text:span><text:span text:style-name="T1"> </text:span><text:span text:style-name="T23">int</text:span><text:span text:style-name="T1"> *</text:span><text:span text:style-name="T30">ptr</text:span><text:span text:style-name="T1"> = &amp;</text:span><text:span text:style-name="T30">someVar</text:span><text:span text:style-name="T1">;</text:span></text:p>
      <text:p text:style-name="P40"><text:span text:style-name="T1"><text:s/></text:span><text:span text:style-name="T24">std</text:span><text:span text:style-name="T1">::</text:span><text:span text:style-name="T31">cout</text:span><text:span text:style-name="T1"> </text:span><text:span text:style-name="T54">&lt;&lt;</text:span><text:span text:style-name="T1"> </text:span><text:span text:style-name="T30">someVar</text:span><text:span text:style-name="T1"> </text:span><text:span text:style-name="T54">&lt;&lt;</text:span><text:span text:style-name="T1"> </text:span><text:span text:style-name="T24">std</text:span><text:span text:style-name="T1">::</text:span><text:span text:style-name="T10">endl</text:span><text:span text:style-name="T1">;</text:span></text:p>
      <text:p text:style-name="P40"><text:span text:style-name="T1"><text:s/>*(</text:span><text:span text:style-name="T23">const_cast</text:span><text:span text:style-name="T1">&lt;</text:span><text:span text:style-name="T23">int</text:span><text:span text:style-name="T1">*&gt;(</text:span><text:span text:style-name="T30">ptr</text:span><text:span text:style-name="T1">)) = 2;</text:span></text:p>
      <text:p text:style-name="P40"><text:span text:style-name="T1"><text:s/></text:span><text:span text:style-name="T24">std</text:span><text:span text:style-name="T1">::</text:span><text:span text:style-name="T31">cout</text:span><text:span text:style-name="T1"> </text:span><text:span text:style-name="T54">&lt;&lt;</text:span><text:span text:style-name="T1"> </text:span><text:span text:style-name="T30">someVar</text:span><text:span text:style-name="T1"> </text:span><text:span text:style-name="T54">&lt;&lt;</text:span><text:span text:style-name="T1"> </text:span><text:span text:style-name="T24">std</text:span><text:span text:style-name="T1">::</text:span><text:span text:style-name="T10">endl</text:span><text:span text:style-name="T1">;</text:span></text:p>
      <text:p text:style-name="P40"><text:span text:style-name="T1"><text:s/></text:span><text:span text:style-name="T1"><text:s/>// 1 </text:span><text:span text:style-name="T5">: 1</text:span></text:p>
      <text:p text:style-name="P38"><text:span text:style-name="T49">В первом случае</text:span><text:span text:style-name="T51">, </text:span><text:span text:style-name="T49">мы как и ожидаем</text:span><text:span text:style-name="T51">, </text:span><text:span text:style-name="T49">получим вывод </text:span><text:span text:style-name="T51">(</text:span><text:span text:style-name="T49">1</text:span><text:span text:style-name="T51">,2) </text:span><text:span text:style-name="T49">во втором случае нас ждет сюрприз</text:span><text:span text:style-name="T51"> - (</text:span><text:span text:style-name="T49">1</text:span><text:span text:style-name="T51">,1). </text:span><text:span text:style-name="T49">Дело в том что компилятор оптимизировал код</text:span><text:span text:style-name="T51">, </text:span><text:span text:style-name="T49">не ожидая от нас <text:s/>такой подлости с заменой значения константы. Имейте ввиду</text:span><text:span text:style-name="T51">,</text:span><text:span text:style-name="T49"> этот код может приводить к краху приложения</text:span><text:span text:style-name="T51"> </text:span><text:span text:style-name="T49">на вполне законных основаниях. Стандарт говорит что изменение константы это всегда </text:span><text:span text:style-name="T51">Undefined Behaviour</text:span><text:span text:style-name="T49"> </text:span><text:span text:style-name="T51">(UB), </text:span><text:span text:style-name="T49">а значит поведение может отличатся на разных компиляторах</text:span><text:span text:style-name="T51">, </text:span><text:span text:style-name="T49">или что еще хуже - на разных версиях одного и того же компилятора.</text:span></text:p>
      <text:p text:style-name="P38"><text:span text:style-name="T49"/></text:p>
      <text:p text:style-name="P38"><text:span text:style-name="T49"/></text:p>
      <text:p text:style-name="P38"><text:span text:style-name="T49"/></text:p>
      <text:p text:style-name="P38"><text:span text:style-name="T49"/></text:p>
      <text:p text:style-name="P38"><text:span text:style-name="T49"/></text:p>
      <text:p text:style-name="P38"><text:span text:style-name="T49"/></text:p>
      <text:p text:style-name="P38"><text:span text:style-name="T49"/></text:p>
      <text:p text:style-name="P38"><text:span text:style-name="T49"/></text:p>
      <text:p text:style-name="P38"><text:span text:style-name="T49"/></text:p>
      <text:p text:style-name="P38"><text:span text:style-name="T49"/></text:p>
      <text:p text:style-name="P38"><text:span text:style-name="T49"/></text:p>
      <text:p text:style-name="P38"><text:span text:style-name="T49"/></text:p>
      <text:p text:style-name="P38"><text:soft-page-break/><text:span text:style-name="T49"/></text:p>
      <text:p text:style-name="P26">Константные указатели</text:p>
      <text:p text:style-name="P27">При работе с указателями возможны следующие объявления</text:p>
      <text:p text:style-name="P30">const X * ptr</text:p>
      <text:p text:style-name="P30">X const * ptr;</text:p>
      <text:p text:style-name="P30">X * const ptr;</text:p>
      <text:p text:style-name="P30">const X * const ptr;</text:p>
      <text:p text:style-name="P34">Несмотря на некоторую запутаность<text:span text:style-name="T58">,</text:span> здесь достаточно простая семантика. Читайте выражение справа налево.<text:span text:style-name="T58"> С</text:span>имвол <text:span text:style-name="T59">'</text:span><text:span text:style-name="T9">*</text:span><text:span text:style-name="T59">' </text:span>разделяет выражение на две части<text:span text:style-name="T58">, </text:span>тип и указатель. См<text:span text:style-name="T58">.</text:span> рисунок ниже<text:span text:style-name="T58">, ф</text:span>иолетовым обозначено то что относится к переменной<text:span text:style-name="T58">, </text:span>синим к указателю.</text:p>
      <text:p text:style-name="P29"><text:span text:style-name="T66">const X </text:span><text:span text:style-name="T67">*</text:span><text:span text:style-name="T65"> </text:span><text:span text:style-name="T63">p</text:span><text:span text:style-name="T65">tr </text:span><text:span text:style-name="T73">—</text:span><text:span text:style-name="T64"> </text:span><text:span text:style-name="T74">указатель </text:span><text:span text:style-name="T77">ptr</text:span><text:span text:style-name="T75"> </text:span><text:span text:style-name="T74">на объект типа </text:span><text:span text:style-name="T75">X </text:span><text:span text:style-name="T74">который констанантный. </text:span><text:span text:style-name="T76">Обьект </text:span><text:span text:style-name="T74">на который указывает </text:span><text:span text:style-name="T75">ptr</text:span><text:span text:style-name="T76">, <text:tab/><text:tab/><text:tab/> нельзя изменять <text:s/>посредством указателя </text:span><text:span text:style-name="T75">ptr.</text:span></text:p>
      <text:p text:style-name="P29"><text:span text:style-name="T66"><text:s/>X const </text:span><text:span text:style-name="T67">*</text:span><text:span text:style-name="T65"> ptr</text:span><text:span text:style-name="T73">—</text:span><text:span text:style-name="T64"> </text:span><text:span text:style-name="T74">указатель </text:span><text:span text:style-name="T77">ptr</text:span><text:span text:style-name="T74"> на констанантный объект типа </text:span><text:span text:style-name="T75">X. </text:span><text:span text:style-name="T76">Обьект </text:span><text:span text:style-name="T74">на который указывает </text:span><text:span text:style-name="T75">ptr</text:span><text:span text:style-name="T76">,</text:span><text:span text:style-name="T75"> </text:span><text:span text:style-name="T76">нельзя <text:tab/><text:tab/><text:tab/> изменять посредством указателя</text:span><text:span text:style-name="T75">.</text:span></text:p>
      <text:p text:style-name="P29"><text:span text:style-name="T66">X </text:span><text:span text:style-name="T67">*</text:span><text:span text:style-name="T65"> const ptr </text:span><text:span text:style-name="T73">– </text:span><text:span text:style-name="T74">константный указатель </text:span><text:span text:style-name="T77">ptr</text:span><text:span text:style-name="T74"> на объект </text:span><text:span text:style-name="T76">типа </text:span><text:span text:style-name="T75">X. </text:span><text:span text:style-name="T74">Указатель </text:span><text:span text:style-name="T75">ptr </text:span><text:span text:style-name="T74">нельзя изменять</text:span><text:span text:style-name="T76">, </text:span><text:span text:style-name="T74">сам обьект <text:tab/><text:tab/><text:tab/>можно.</text:span></text:p>
      <text:p text:style-name="P28"><text:span text:style-name="T70">const X </text:span><text:span text:style-name="T71">*</text:span><text:span text:style-name="T72"> const ptr </text:span><text:span text:style-name="T62">—</text:span><text:span text:style-name="T73"> константный указатель на объект константн</text:span><text:span text:style-name="T62">о</text:span><text:span text:style-name="T73">го типа </text:span><text:span text:style-name="T62">X. </text:span><text:span text:style-name="T73">Ни объект, ни указатель <text:tab/><text:tab/><text:tab/><text:tab/>изменять нельзя.</text:span></text:p>
      <text:p text:style-name="P33">Внимательный <text:span text:style-name="T58">читатель уже</text:span> наверное заметили<text:span text:style-name="T58">, </text:span>что первая и вторая строчка семантически одинаковы<text:span text:style-name="T58"> </text:span><text:span text:style-name="T60">const int * ptr </text:span>и <text:span text:style-name="T60">int const * ptr</text:span><text:span text:style-name="T58">, </text:span>означают одно и то же.</text:p>
      <text:p text:style-name="P27"><text:span text:style-name="T61">Tip: </text:span><text:span text:style-name="T69">Есть разные мнения на счет написания </text:span><text:span text:style-name="T61">const </text:span><text:span text:style-name="T69">слева и справа от типа. Некоторый считают что </text:span><text:span text:style-name="T61">const </text:span><text:span text:style-name="T69">справа более консистентное с точки зрения правил языка. </text:span></text:p>
      <text:p text:style-name="P27"><text:span text:style-name="T69">Рассмотрим пример</text:span></text:p>
      <text:p text:style-name="P1"><text:span text:style-name="T23"><text:tab/>int</text:span><text:span text:style-name="T1"> </text:span><text:span text:style-name="T30">a</text:span><text:span text:style-name="T1"> = 0;</text:span></text:p>
      <text:p text:style-name="P1"><text:span text:style-name="T1"><text:tab/></text:span><text:span text:style-name="T25">int</text:span><text:span text:style-name="T7"> </text:span><text:span text:style-name="T32">b</text:span><text:span text:style-name="T7"> = 2;</text:span></text:p>
      <text:p text:style-name="P5"><text:span text:style-name="T7"><text:s text:c="4"/><text:tab/></text:span><text:span text:style-name="T25">const</text:span><text:span text:style-name="T7"> </text:span><text:span text:style-name="T25">int</text:span><text:span text:style-name="T7"> *</text:span><text:span text:style-name="T32">ptr</text:span><text:span text:style-name="T7"> = &amp;</text:span><text:span text:style-name="T32">a</text:span><text:span text:style-name="T7">; </text:span><text:span text:style-name="T45">// </text:span><text:span text:style-name="T44">указатель на константную переменную типа </text:span><text:span text:style-name="T47">int</text:span></text:p>
      <text:p text:style-name="P5"><text:span text:style-name="T7"><text:s text:c="4"/><text:tab/></text:span></text:p>
      <text:p text:style-name="P5"><text:span text:style-name="T7"><text:tab/></text:span><text:span text:style-name="T32">ptr</text:span><text:span text:style-name="T7"> = &amp;</text:span><text:span text:style-name="T32">b</text:span><text:span text:style-name="T7">; </text:span><text:span text:style-name="T45">// ok. и</text:span><text:span text:style-name="T44">зменяем значение указателя </text:span></text:p>
      <text:p text:style-name="P5"><text:span text:style-name="T7"><text:s text:c="4"/><text:tab/>*</text:span><text:span text:style-name="T32">ptr</text:span><text:span text:style-name="T7"> = </text:span><text:span text:style-name="T32">b</text:span><text:span text:style-name="T7">; </text:span><text:span text:style-name="T45">// error. и</text:span><text:span text:style-name="T44">зменять значение переменной посредством указателя запрещено</text:span></text:p>
      <text:p text:style-name="P1"><text:span text:style-name="T49"><text:tab/></text:span><text:span text:style-name="T25">int</text:span><text:span text:style-name="T7"> *</text:span><text:span text:style-name="T25">const</text:span><text:span text:style-name="T7"> </text:span><text:span text:style-name="T32">ptr2</text:span><text:span text:style-name="T7"> = &amp;</text:span><text:span text:style-name="T32">a</text:span><text:span text:style-name="T7">; </text:span><text:span text:style-name="T45">// </text:span><text:span text:style-name="T44">константный указатель на переменную типа </text:span><text:span text:style-name="T47">int</text:span></text:p>
      <text:p text:style-name="P5"><text:span text:style-name="T7"><text:tab/></text:span><text:span text:style-name="T32">ptr2</text:span><text:span text:style-name="T7"> = &amp;</text:span><text:span text:style-name="T32">b</text:span><text:span text:style-name="T7">; </text:span><text:span text:style-name="T45">// error. </text:span><text:span text:style-name="T44">Изменять значение указателя запрещено</text:span></text:p>
      <text:p text:style-name="P5"><text:span text:style-name="T7"><text:s text:c="4"/><text:tab/>*</text:span><text:span text:style-name="T32">ptr2</text:span><text:span text:style-name="T7"> = </text:span><text:span text:style-name="T32">b</text:span><text:span text:style-name="T7">; </text:span><text:span text:style-name="T45">// ok. </text:span><text:span text:style-name="T44">изменять значение переменной на которую указывает указатель</text:span><text:span text:style-name="T47">, </text:span><text:span text:style-name="T44">можно</text:span></text:p>
      <text:p text:style-name="P2"><text:span text:style-name="T25"><text:tab/>int</text:span><text:span text:style-name="T7"> *</text:span><text:span text:style-name="T25">const</text:span><text:span text:style-name="T7"> </text:span><text:span text:style-name="T32">ptr3</text:span><text:span text:style-name="T37">; </text:span><text:span text:style-name="T48">// error. </text:span><text:span text:style-name="T45">Нельзя объявлять константный указатель без инициализации.</text:span></text:p>
      <text:p text:style-name="P9"><text:span text:style-name="T50"><text:tab/></text:span></text:p>
      <text:p text:style-name="P9"><text:soft-page-break/><text:span text:style-name="T50"/></text:p>
      <text:p text:style-name="P9"><text:span text:style-name="T50"><text:tab/></text:span><text:span text:style-name="T49">Некоторый интерес представляет последний тип</text:span><text:span text:style-name="T53">, </text:span><text:span text:style-name="T49">константный указатель на константный объект.</text:span></text:p>
      <text:p text:style-name="P9"><text:span text:style-name="T50"/></text:p>
      <text:p text:style-name="P9"><text:span text:style-name="T50">Расмотрим константы как члены класса</text:span><text:span text:style-name="T52">.</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 text:c="3"/></text:p>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3" svg:font-family="Arial" style:font-family-generic="swiss"/>
    <style:font-face style:name="Calibri" svg:font-family="Calibri" style:font-family-generic="swiss"/>
    <style:font-face style:name="Consolas1" svg:font-family="Consolas" style:font-family-generic="swiss" style:font-pitch="fixed"/>
    <style:font-face style:name="Arial" svg:font-family="Arial" style:font-family-generic="roman" style:font-pitch="variable"/>
    <style:font-face style:name="Consolas" svg:font-family="Consolas" style:font-family-generic="roman" style:font-pitch="variable"/>
    <style:font-face style:name="Arial1" svg:font-family="Arial" style:font-family-generic="swiss" style:font-pitch="variable"/>
    <style:font-face style:name="Arial2" svg:font-family="Arial" style:font-family-generic="system" style:font-pitch="variable"/>
    <style:font-face style:name="Consolas2" svg:font-family="Consolas"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writing-mode="lr-tb" style:font-independent-line-spacing="false">
        <style:tab-stops/>
      </style:paragraph-properties>
      <style:text-properties fo:color="#000000" style:text-line-through-style="none" style:text-position="0% 100%" fo:font-size="11pt" fo:language="en" fo:country="US" fo:font-style="normal" style:text-underline-style="none" fo:font-weight="normal" style:font-size-asian="11pt" style:language-asian="zh" style:country-asian="CN" style:font-style-asian="normal" style:font-weight-asian="normal" style:font-size-complex="11pt" style:language-complex="hi" style:country-complex="IN"/>
    </style:default-style>
    <style:default-style style:family="paragraph">
      <style:paragraph-properties fo:margin-left="0in" fo:margin-right="0in" fo:margin-top="0in" fo:margin-bottom="0in"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lr-tb"/>
      <style:text-properties fo:font-variant="normal" fo:text-transform="none" fo:color="#000000" style:text-line-through-style="none" style:text-position="0% 100%" style:font-name="Arial" fo:font-size="11pt" fo:language="en" fo:country="US" fo:font-style="normal" style:text-underline-style="none" fo:font-weight="normal"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278in" fo:margin-bottom="0.0835in" fo:line-height="100%" fo:keep-together="always" fo:keep-with-next="always"/>
      <style:text-properties fo:font-size="20pt" style:font-size-asian="20pt" style:font-size-complex="20pt"/>
    </style:style>
    <style:style style:name="Heading_20_2" style:display-name="Heading 2" style:family="paragraph" style:parent-style-name="normal" style:next-style-name="Text_20_body" style:default-outline-level="2" style:list-style-name="" style:class="text">
      <style:paragraph-properties fo:margin-top="0.25in" fo:margin-bottom="0.0835in"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Text_20_body" style:default-outline-level="3" style:list-style-name="" style:class="text">
      <style:paragraph-properties fo:margin-top="0.222in" fo:margin-bottom="0.0555in"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Text_20_body" style:default-outline-level="4" style:list-style-name="" style:class="text">
      <style:paragraph-properties fo:margin-top="0.1945in" fo:margin-bottom="0.0555in"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Text_20_body" style:default-outline-level="5" style:list-style-name="" style:class="text">
      <style:paragraph-properties fo:margin-top="0.1665in" fo:margin-bottom="0.0555in"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Text_20_body" style:default-outline-level="6" style:list-style-name="" style:class="text">
      <style:paragraph-properties fo:margin-top="0.1665in" fo:margin-bottom="0.0555in"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ubtitle" style:default-outline-level="" style:list-style-name="" style:class="chapter">
      <style:paragraph-properties fo:margin-top="0in" fo:margin-bottom="0.0417in" fo:line-height="100%" fo:text-align="start" style:justify-single-word="false" fo:keep-together="always" fo:keep-with-next="always"/>
      <style:text-properties fo:font-size="26pt" fo:font-weight="bold" style:font-size-asian="26pt" style:font-weight-asian="bold" style:font-size-complex="26pt" style:font-weight-complex="bold"/>
    </style:style>
    <style:style style:name="Subtitle" style:family="paragraph" style:parent-style-name="normal" style:next-style-name="Text_20_body" style:default-outline-level="" style:list-style-name="" style:class="chapter">
      <style:paragraph-properties fo:margin-top="0in" fo:margin-bottom="0.222in" fo:line-height="100%" fo:text-align="start" style:justify-single-word="false" fo:keep-together="always" fo:keep-with-next="always"/>
      <style:text-properties fo:color="#666666" style:font-name="Arial" fo:font-size="15pt" fo:font-style="normal" style:font-name-asian="Arial2" style:font-size-asian="15pt" style:font-style-asian="normal" style:font-name-complex="Arial2" style:font-size-complex="15pt"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1563in" fo:margin-bottom="1in" fo:margin-left="0.7398in" fo:margin-right="0.2709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6-06-06T01:38:22.01</dc:date>
    <meta:generator>OpenOffice/4.1.2$Win32 OpenOffice.org_project/412m3$Build-9782</meta:generator>
    <meta:editing-duration>P3DT6H19M16S</meta:editing-duration>
    <meta:editing-cycles>57</meta:editing-cycles>
    <meta:document-statistic meta:table-count="0" meta:image-count="0" meta:object-count="0" meta:page-count="7" meta:paragraph-count="120" meta:word-count="1540" meta:character-count="10477"/>
  </office:meta>
</office:document-meta>
</file>